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b2ef6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rsid="000b2ef6" officeooo:paragraph-rsid="000b2ef6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0b2ef6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b2ef6" style:font-size-asian="14pt" style:font-size-complex="14pt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ИСТЕРСТВО ЦИФРОВОГО РАЗВИТИЯ СВЯЗИ И МАССОВЫХ КОММУНИКАЦИЙ</text:p>
      <text:p text:style-name="P5"/>
      <text:p text:style-name="P5">Ордена Трудового Красного Знамени</text:p>
      <text:p text:style-name="P5">Федеральное государственное бюджетное образовательное учреждение высшего образования</text:p>
      <text:p text:style-name="P5">«Московский технический университет связи и информатики»</text:p>
      <text:p text:style-name="P5">Кафедра «Математическая кибернетика и информационные технологии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Отчет по лабораторной работе №<text:span text:style-name="T1">3</text:span></text:p>
      <text:p text:style-name="P5">по дисциплине «Введение в информационные технологии»</text:p>
      <text:p text:style-name="P5">на тему:</text:p>
      <text:p text:style-name="P1"><text:span text:style-name="T2">«Создание приложения «</text:span><text:span text:style-name="T3">Калькулятор</text:span><text:span text:style-name="T2">»»</text:span></text:p>
      <text:p text:style-name="P5"/>
      <text:p text:style-name="P2"/>
      <text:p text:style-name="P2"/>
      <text:p text:style-name="P2"/>
      <text:p text:style-name="P2"/>
      <text:p text:style-name="P2"/>
      <text:p text:style-name="P3">a</text:p>
      <text:p text:style-name="P2"/>
      <text:p text:style-name="P2"/>
      <text:p text:style-name="P4"><text:s text:c="65"/></text:p>
      <text:p text:style-name="P4"><text:s text:c="2"/>Выполнила: <text:s text:c="2"/></text:p>
      <text:p text:style-name="P4">Ходырева Анастасия Алексеевна <text:s text:c="3"/></text:p>
      <text:p text:style-name="P4"><text:s text:c="65"/>Проверил: <text:s text:c="3"/></text:p>
      <text:p text:style-name="P4">Мкртчян Грач Маратович <text:s text:c="3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Москва</text:p>
      <text:p text:style-name="P5">2021</text:p>
      <text:p text:style-name="P5"/>
      <text:p text:style-name="P5"/>
      <text:p text:style-name="P6"><text:soft-page-break/><text:span text:style-name="T4">Цель: </text:span><text:s/>Ознакомиться с библиотекой PyQt5. Создать оконное приложение «Калькулятор» с функциями сложения, вычитания, умножения, деления чисел с помощью Python и библиотеки PyQt5.</text:p>
      <text:p text:style-name="P6"/>
      <text:p text:style-name="P6"><text:span text:style-name="T4">Задание: </text:span>Создать «Калькулятор»</text:p>
      <text:p text:style-name="P6"/>
      <text:p text:style-name="P8">Ход работы:</text:p>
      <text:p text:style-name="P6">1. Создаём новый проект в PyCharm с названием calculator.</text:p>
      <text:p text:style-name="P6">2. Устанавливаем библиотеку для создания оконных приложений PyQt5.</text:p>
      <text:p text:style-name="P6">3. В проекте создаём новый файл с названием calculator.py.</text:p>
      <text:p text:style-name="P6">4. Импортируем библиотеки, необходимые для создания приложения.</text:p>
      <text:p text:style-name="P6">5. Создаём класс Calculator и наследуем его от класса Qwidgets.</text:p>
      <text:p text:style-name="P6">6. Внутри конструктора создаём оси выравнивания.</text:p>
      <text:p text:style-name="P6">7. В конструкторе создаём виджеты и привязываем их при помощи функции addWidget к соответствующим осям выравнивания.</text:p>
      <text:p text:style-name="P6">8. Создаём события, отвечающие за реакции на нажатия по соответствующим кнопкам. Используем lambda-функции.</text:p>
      <text:p text:style-name="P6">9. Создаём метод класса для обработки кнопок, отвечающих за ввод цифр в линию ввода текста. Уже существующая строка в линии ввода конкатенируется с аргументом param и устанавливается как отображаемый в линии ввода текст.</text:p>
      <text:p text:style-name="P6">10. <text:s/>Создаём метод класса для обработки нажатия на кнопку математической операции.</text:p>
      <text:p text:style-name="P6">11. <text:s/>Создаём метод класса для обработки нажатия на кнопку результата.</text:p>
      <text:p text:style-name="P6">12. Проверяем работу приложения, запускаем его.</text:p>
      <text:p text:style-name="P6">13. Загружаем готовую работу на Github.</text:p>
      <text:p text:style-name="P6"/>
      <text:p text:style-name="P6"/>
      <text:p text:style-name="P6"/>
      <text:p text:style-name="P6"/>
      <text:p text:style-name="P6"><text:span text:style-name="T4">Вывод:</text:span> Мы ознакомились с библиотекой PyQt5 <text:span text:style-name="T1">и с</text:span>оздали «Калькулятор» с использованием Python <text:s/>и библиотеки PyQt5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03:44:59.524499740</meta:creation-date>
    <dc:date>2021-12-15T03:48:21.009922921</dc:date>
    <meta:editing-duration>PT3M22S</meta:editing-duration>
    <meta:editing-cycles>1</meta:editing-cycles>
    <meta:document-statistic meta:table-count="0" meta:image-count="0" meta:object-count="0" meta:page-count="2" meta:paragraph-count="34" meta:word-count="243" meta:character-count="2015" meta:non-whitespace-character-count="1654"/>
    <meta:generator>LibreOffice/6.4.7.2$Linux_X86_64 LibreOffice_project/40$Build-2</meta:generator>
  </office:meta>
</office:document-meta>
</file>